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77000001752CA14CE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81cm" svg:height="10.53cm" svg:x="1.381cm" svg:y="0.111cm">
          <draw:image xlink:href="Pictures/1000000000000277000001752CA14CE8.jpg" xlink:type="simple" xlink:show="embed" xlink:actuate="onLoad">
            <text:p text:style-name="P1">c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9T06:57:21</meta:creation-date>
    <dc:date>2014-10-29T11:17:05</dc:date>
    <meta:editing-duration>PT43S</meta:editing-duration>
    <meta:editing-cycles>2</meta:editing-cycles>
    <meta:generator>LibreOffice/3.5$Linux_X86_64 LibreOffice_project/350m1$Build-2</meta:generator>
    <meta:document-statistic meta:object-count="1"/>
  </office:meta>
</office:document-meta>
</file>